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zh" style:country-asian="TW"/>
    </style:style>
  </office:automatic-styles>
  <office:body>
    <office:text text:use-soft-page-breaks="true">
      <text:p text:style-name="P1"><text:span text:style-name="T2">t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0-12-22T14:55:00Z</meta:creation-date>
    <dc:date>2020-12-22T14:55:00Z</dc:date>
    <meta:print-date>2020-12-22T14:5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